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F3000002AF07433B32E3286472.png" manifest:media-type="image/png"/>
  <manifest:file-entry manifest:full-path="Pictures/1000020100000107000000D9225D238FB93D9B36.png" manifest:media-type="image/png"/>
  <manifest:file-entry manifest:full-path="Pictures/1000020100000511000002365231265048649E6F.png" manifest:media-type="image/png"/>
  <manifest:file-entry manifest:full-path="Pictures/1000020100000106000001A3556DFD1882189F45.png" manifest:media-type="image/png"/>
  <manifest:file-entry manifest:full-path="Pictures/10000201000000FB000000F2F264F396D671E8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Título_20_y_20_objetos" presentation:presentation-page-layout-name="AL1T11">
        <draw:frame draw:style-name="gr1" draw:text-style-name="P1" draw:layer="layout" svg:width="6.64cm" svg:height="6.402cm" svg:x="13.669cm" svg:y="3.713cm">
          <draw:image xlink:href="Pictures/10000201000000FB000000F2F264F396D671E853.png" xlink:type="simple" xlink:show="embed" xlink:actuate="onLoad" loext:mime-type="image/png">
            <text:p/>
          </draw:image>
        </draw:frame>
        <draw:frame draw:style-name="gr1" draw:text-style-name="P1" draw:layer="layout" svg:width="6.931cm" svg:height="11.085cm" svg:x="20.869cm" svg:y="3.715cm">
          <draw:image xlink:href="Pictures/1000020100000106000001A3556DFD1882189F45.png" xlink:type="simple" xlink:show="embed" xlink:actuate="onLoad" loext:mime-type="image/png">
            <text:p/>
          </draw:image>
        </draw:frame>
        <draw:frame draw:style-name="gr1" draw:text-style-name="P1" draw:layer="layout" svg:width="6.958cm" svg:height="5.74cm" svg:x="6.4cm" svg:y="3.713cm">
          <draw:image xlink:href="Pictures/1000020100000107000000D9225D238FB93D9B3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y_20_objetos" presentation:presentation-page-layout-name="AL1T11">
        <draw:frame draw:style-name="gr1" draw:text-style-name="P1" draw:layer="layout" svg:width="30.709cm" svg:height="13.4cm" svg:x="1.491cm" svg:y="2.8cm">
          <draw:image xlink:href="Pictures/1000020100000511000002365231265048649E6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1T11">
        <draw:frame draw:style-name="gr3" draw:text-style-name="P3" draw:layer="layout" svg:width="31.956cm" svg:height="17.327cm" svg:x="0.8cm" svg:y="0.4cm">
          <draw:image xlink:href="Pictures/10000201000004F3000002AF07433B32E328647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 style:shrink-to-fit="true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iapositiva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s" fo:country="E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s" fo:country="E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Títu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Haga clic para modificar el </text:span><text:span text:style-name="MT2">estilo de título del patrón</text:span></text:p>
        </draw:text-box>
      </draw:frame>
      <draw:frame draw:name="Marcador de fech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4-17">17/04/21</text:date></text:span></text:p>
        </draw:text-box>
      </draw:frame>
      <draw:frame draw:name="Marcador de pie de pá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Títu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Haga clic para modificar el estilo de </text:span><text:span text:style-name="MT4">título del patrón</text:span></text:p>
        </draw:text-box>
      </draw:frame>
      <draw:frame draw:name="Marcador de contenid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Haga clic para modificar los estilos de texto del patrón</text:span></text:p>
              <text:list>
                <text:list-item>
                  <text:p text:style-name="MP13"><text:span text:style-name="MT6">Segundo nivel</text:span></text:p>
                  <text:list>
                    <text:list-item>
                      <text:p text:style-name="MP13"><text:span text:style-name="MT7">Tercer nivel</text:span></text:p>
                      <text:list>
                        <text:list-item>
                          <text:p text:style-name="MP13"><text:span text:style-name="MT8">Cuarto nivel</text:span></text:p>
                          <text:list>
                            <text:list-item>
                              <text:p text:style-name="MP13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21-04-17">17/04/21</text:date></text:span></text:p>
        </draw:text-box>
      </draw:frame>
      <draw:frame draw:name="Marcador de pie de pá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Marcador de número de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esentación de PowerPoint</dc:title>
    <meta:initial-creator>Enric Staromiejski Torregrosa</meta:initial-creator>
    <meta:editing-cycles>6</meta:editing-cycles>
    <meta:creation-date>2020-11-06T16:14:04</meta:creation-date>
    <dc:date>2021-04-17T00:10:08.146341505</dc:date>
    <meta:editing-duration>PT50M22S</meta:editing-duration>
    <meta:generator>LibreOffice/6.4.6.2$Linux_X86_64 LibreOffice_project/40$Build-2</meta:generator>
    <meta:document-statistic meta:object-count="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anorámic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